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45cm" fo:margin-left="0.026cm" fo:margin-right="0.018cm" table:align="margins"/>
    </style:style>
    <style:style style:name="Table1.A" style:family="table-column">
      <style:table-column-properties style:column-width="2.085cm" style:rel-column-width="7789*"/>
    </style:style>
    <style:style style:name="Table1.B" style:family="table-column">
      <style:table-column-properties style:column-width="2.979cm" style:rel-column-width="11129*"/>
    </style:style>
    <style:style style:name="Table1.C" style:family="table-column">
      <style:table-column-properties style:column-width="9.989cm" style:rel-column-width="37308*"/>
    </style:style>
    <style:style style:name="Table1.D" style:family="table-column">
      <style:table-column-properties style:column-width="2.492cm" style:rel-column-width="9309*"/>
    </style:style>
    <style:style style:name="Table1.1" style:family="table-row">
      <style:table-row-properties style:min-row-height="0.73cm"/>
    </style:style>
    <style:style style:name="Table1.A1" style:family="table-cell">
      <style:table-cell-properties fo:padding="0.051cm" fo:border-left="0.035cm solid #000000" fo:border-right="none" fo:border-top="0.035cm solid #000000" fo:border-bottom="0.035cm solid #000000"/>
    </style:style>
    <style:style style:name="Table1.B1" style:family="table-cell">
      <style:table-cell-properties fo:padding="0.051cm" fo:border-left="0.002cm solid #000000" fo:border-right="none" fo:border-top="0.035cm solid #000000" fo:border-bottom="0.035cm solid #000000"/>
    </style:style>
    <style:style style:name="Table1.D1" style:family="table-cell">
      <style:table-cell-properties fo:padding="0.051cm" fo:border-left="0.002cm solid #000000" fo:border-right="0.035cm solid #000000" fo:border-top="0.035cm solid #000000" fo:border-bottom="0.035cm solid #000000"/>
    </style:style>
    <style:style style:name="Table1.A2" style:family="table-cell">
      <style:table-cell-properties style:vertical-align="middle" fo:padding="0.051cm" fo:border-left="0.035cm solid #000000" fo:border-right="none" fo:border-top="none" fo:border-bottom="0.035cm solid #000000"/>
    </style:style>
    <style:style style:name="Table1.B2" style:family="table-cell">
      <style:table-cell-properties style:vertical-align="middle" fo:padding="0.051cm" fo:border-left="0.002cm solid #000000" fo:border-right="none" fo:border-top="none" fo:border-bottom="0.035cm solid #000000"/>
    </style:style>
    <style:style style:name="Table1.D2" style:family="table-cell" style:data-style-name="N37">
      <style:table-cell-properties style:vertical-align="middle" fo:padding="0.051cm" fo:border-left="0.002cm solid #000000" fo:border-right="0.035cm solid #000000" fo:border-top="none" fo:border-bottom="0.035cm solid #000000"/>
    </style:style>
    <style:style style:name="P1" style:family="paragraph" style:parent-style-name="Header">
      <style:text-properties style:font-name="Times New Roman"/>
    </style:style>
    <style:style style:name="P2" style:family="paragraph" style:parent-style-name="Header">
      <style:paragraph-properties fo:text-align="center" style:justify-single-word="false"/>
      <style:text-properties style:font-name="Times New Roman"/>
    </style:style>
    <style:style style:name="P3" style:family="paragraph" style:parent-style-name="Header">
      <style:paragraph-properties fo:text-align="start" style:justify-single-word="false"/>
      <style:text-properties style:font-name="Times New Roman"/>
    </style:style>
    <style:style style:name="P4" style:family="paragraph" style:parent-style-name="Header">
      <style:paragraph-properties fo:text-align="center" style:justify-single-word="false"/>
      <style:text-properties style:font-name="Times New Roman" fo:font-size="20pt" fo:font-weight="bold" style:font-size-asian="20pt" style:font-size-complex="20pt"/>
    </style:style>
    <style:style style:name="P5" style:family="paragraph" style:parent-style-name="Header">
      <style:paragraph-properties fo:text-align="center" style:justify-single-word="false"/>
      <style:text-properties style:font-name="Times New Roman" fo:font-size="20pt" fo:font-weight="bold" officeooo:rsid="001f7cc7" officeooo:paragraph-rsid="001f7cc7" style:font-size-asian="20pt" style:font-size-complex="20pt"/>
    </style:style>
    <style:style style:name="P6" style:family="paragraph" style:parent-style-name="Header">
      <style:paragraph-properties fo:text-align="center" style:justify-single-word="false"/>
      <style:text-properties style:font-name="Times New Roman" fo:font-size="24pt" fo:font-weight="bold"/>
    </style:style>
    <style:style style:name="P7" style:family="paragraph" style:parent-style-name="Header">
      <style:paragraph-properties fo:text-align="center" style:justify-single-word="false"/>
      <style:text-properties style:font-name="Times New Roman" fo:font-weight="bold" style:font-weight-asian="bold" style:font-weight-complex="bold"/>
    </style:style>
    <style:style style:name="P8" style:family="paragraph" style:parent-style-name="Header">
      <style:paragraph-properties fo:text-align="start" style:justify-single-word="false"/>
      <style:text-properties style:font-name="Times New Roman" officeooo:rsid="001f7cc7" officeooo:paragraph-rsid="001f7cc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bc91e" officeooo:paragraph-rsid="002ba3a6" style:font-weight-asian="bold" style:font-weight-complex="bold"/>
    </style:style>
    <style:style style:name="P11" style:family="paragraph" style:parent-style-name="Text_20_body">
      <style:text-properties officeooo:paragraph-rsid="00289794"/>
    </style:style>
    <style:style style:name="P12" style:family="paragraph" style:parent-style-name="Text_20_body">
      <style:text-properties fo:font-weight="normal" officeooo:paragraph-rsid="002ba3a6" style:font-weight-asian="normal" style:font-weight-complex="normal"/>
    </style:style>
    <style:style style:name="P13" style:family="paragraph" style:parent-style-name="Text_20_body">
      <style:text-properties fo:font-weight="normal" officeooo:paragraph-rsid="002bc91e" style:font-weight-asian="normal" style:font-weight-complex="normal"/>
    </style:style>
    <style:style style:name="P14" style:family="paragraph" style:parent-style-name="Text_20_body">
      <style:text-properties fo:font-weight="normal" officeooo:paragraph-rsid="002de298" style:font-weight-asian="normal" style:font-weight-complex="normal"/>
    </style:style>
    <style:style style:name="P15" style:family="paragraph" style:parent-style-name="Text_20_body">
      <style:text-properties fo:font-weight="normal" officeooo:rsid="002ba3a6" officeooo:paragraph-rsid="002ba3a6" style:font-weight-asian="normal" style:font-weight-complex="normal"/>
    </style:style>
    <style:style style:name="P16" style:family="paragraph" style:parent-style-name="Text_20_body">
      <style:text-properties fo:font-weight="normal" officeooo:rsid="002bc91e" officeooo:paragraph-rsid="002bc91e" style:font-weight-asian="normal" style:font-weight-complex="normal"/>
    </style:style>
    <style:style style:name="P17" style:family="paragraph" style:parent-style-name="Text_20_body">
      <style:text-properties fo:font-weight="normal" officeooo:rsid="002de298" officeooo:paragraph-rsid="002de298" style:font-weight-asian="normal" style:font-weight-complex="normal"/>
    </style:style>
    <style:style style:name="P18" style:family="paragraph" style:parent-style-name="Text_20_body">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19" style:family="paragraph" style:parent-style-name="Text_20_body">
      <style:text-properties officeooo:paragraph-rsid="0028debe"/>
    </style:style>
    <style:style style:name="P20" style:family="paragraph" style:parent-style-name="Text_20_body">
      <style:text-properties officeooo:paragraph-rsid="00316f65"/>
    </style:style>
    <style:style style:name="P21" style:family="paragraph" style:parent-style-name="Text_20_body">
      <style:text-properties officeooo:paragraph-rsid="003209d5"/>
    </style:style>
    <style:style style:name="P22" style:family="paragraph" style:parent-style-name="Text_20_body">
      <style:text-properties officeooo:paragraph-rsid="00345510"/>
    </style:style>
    <style:style style:name="P23" style:family="paragraph" style:parent-style-name="Text_20_body">
      <style:text-properties officeooo:paragraph-rsid="0038ef0d"/>
    </style:style>
    <style:style style:name="P24" style:family="paragraph" style:parent-style-name="Text_20_body">
      <style:text-properties officeooo:rsid="00230f13" officeooo:paragraph-rsid="00230f13"/>
    </style:style>
    <style:style style:name="P25" style:family="paragraph" style:parent-style-name="Text_20_body">
      <style:text-properties officeooo:rsid="0024b212" officeooo:paragraph-rsid="0024b212"/>
    </style:style>
    <style:style style:name="P26" style:family="paragraph" style:parent-style-name="Text_20_body">
      <style:text-properties officeooo:rsid="0024b212" officeooo:paragraph-rsid="00289794"/>
    </style:style>
    <style:style style:name="P27" style:family="paragraph" style:parent-style-name="Text_20_body">
      <style:text-properties officeooo:rsid="00289794" officeooo:paragraph-rsid="00289794"/>
    </style:style>
    <style:style style:name="P28" style:family="paragraph" style:parent-style-name="Text_20_body">
      <style:text-properties officeooo:rsid="0028debe" officeooo:paragraph-rsid="0028debe"/>
    </style:style>
    <style:style style:name="P29" style:family="paragraph" style:parent-style-name="Text_20_body">
      <style:text-properties officeooo:rsid="002a1a16" officeooo:paragraph-rsid="0028debe"/>
    </style:style>
    <style:style style:name="P30" style:family="paragraph" style:parent-style-name="Text_20_body">
      <style:text-properties officeooo:rsid="002a1a16" officeooo:paragraph-rsid="002a1a16"/>
    </style:style>
    <style:style style:name="P31" style:family="paragraph" style:parent-style-name="Text_20_body">
      <style:text-properties style:font-name="Arial" fo:font-size="16pt" fo:font-weight="bold" officeooo:rsid="002ba3a6" officeooo:paragraph-rsid="002ba3a6" style:font-size-asian="16pt" style:font-weight-asian="bold" style:font-size-complex="16pt" style:font-weight-complex="bold"/>
    </style:style>
    <style:style style:name="P32" style:family="paragraph" style:parent-style-name="Text_20_body">
      <style:text-properties style:font-name="Arial" fo:font-size="12pt" fo:font-weight="normal" officeooo:rsid="002ba3a6" officeooo:paragraph-rsid="003d2a08" style:font-size-asian="10.5pt" style:font-weight-asian="normal" style:font-size-complex="12pt" style:font-weight-complex="normal"/>
    </style:style>
    <style:style style:name="P33" style:family="paragraph" style:parent-style-name="Text_20_body">
      <style:text-properties officeooo:rsid="003209d5" officeooo:paragraph-rsid="003209d5"/>
    </style:style>
    <style:style style:name="P34" style:family="paragraph" style:parent-style-name="Text_20_body">
      <style:text-properties officeooo:rsid="00329769" officeooo:paragraph-rsid="00329769"/>
    </style:style>
    <style:style style:name="P35" style:family="paragraph" style:parent-style-name="Text_20_body">
      <style:text-properties officeooo:rsid="00345510" officeooo:paragraph-rsid="00345510"/>
    </style:style>
    <style:style style:name="P36" style:family="paragraph" style:parent-style-name="Text_20_body">
      <style:text-properties officeooo:rsid="0038ef0d" officeooo:paragraph-rsid="0038ef0d"/>
    </style:style>
    <style:style style:name="P37" style:family="paragraph" style:parent-style-name="Bibliography_20_1">
      <style:text-properties officeooo:paragraph-rsid="002126b0"/>
    </style:style>
    <style:style style:name="P38" style:family="paragraph" style:parent-style-name="Bibliography_20_1">
      <style:text-properties officeooo:paragraph-rsid="00219e81"/>
    </style:style>
    <style:style style:name="P39" style:family="paragraph" style:parent-style-name="Bibliography_20_1">
      <style:paragraph-properties text:number-lines="false" text:line-number="0"/>
      <style:text-properties fo:font-size="10pt" style:font-size-asian="10pt" style:font-name-complex="Tahoma1" style:font-size-complex="10pt"/>
    </style:style>
    <style:style style:name="P40" style:family="paragraph" style:parent-style-name="Bibliography_20_1">
      <style:paragraph-properties text:number-lines="false" text:line-number="0"/>
      <style:text-properties fo:font-size="12pt" officeooo:rsid="00316f65" officeooo:paragraph-rsid="00316f65" style:font-size-asian="10.5pt" style:font-name-complex="Tahoma1" style:font-size-complex="12pt"/>
    </style:style>
    <style:style style:name="P41" style:family="paragraph" style:parent-style-name="Bibliography_20_1">
      <style:paragraph-properties text:number-lines="false" text:line-number="0"/>
      <style:text-properties fo:font-size="12pt" officeooo:rsid="003209d5" officeooo:paragraph-rsid="003209d5" style:font-size-asian="10.5pt" style:font-name-complex="Tahoma1" style:font-size-complex="12pt"/>
    </style:style>
    <style:style style:name="P42" style:family="paragraph" style:parent-style-name="Instruction_20_2">
      <style:text-properties style:font-name="Times New Roman"/>
    </style:style>
    <style:style style:name="P43" style:family="paragraph" style:parent-style-name="Text_20_body">
      <style:text-properties officeooo:paragraph-rsid="004169d3"/>
    </style:style>
    <style:style style:name="P44" style:family="paragraph" style:parent-style-name="Text_20_body">
      <style:text-properties officeooo:rsid="0028debe" officeooo:paragraph-rsid="00289794"/>
    </style:style>
    <style:style style:name="P45" style:family="paragraph" style:parent-style-name="Bibliography_20_1">
      <style:paragraph-properties text:number-lines="false" text:line-number="0"/>
      <style:text-properties fo:font-size="12pt" officeooo:rsid="003a7ec0" officeooo:paragraph-rsid="003a7ec0" style:font-size-asian="10.5pt" style:font-name-complex="Tahoma1" style:font-size-complex="12pt"/>
    </style:style>
    <style:style style:name="P46" style:family="paragraph" style:parent-style-name="Heading_20_1">
      <style:paragraph-properties fo:break-before="page"/>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officeooo:rsid="001f7cc7"/>
    </style:style>
    <style:style style:name="T3" style:family="text">
      <style:text-properties officeooo:rsid="002126b0"/>
    </style:style>
    <style:style style:name="T4" style:family="text">
      <style:text-properties officeooo:rsid="00219e81"/>
    </style:style>
    <style:style style:name="T5" style:family="text">
      <style:text-properties officeooo:rsid="00230f13"/>
    </style:style>
    <style:style style:name="T6" style:family="text">
      <style:text-properties officeooo:rsid="0024b212"/>
    </style:style>
    <style:style style:name="T7" style:family="text">
      <style:text-properties officeooo:rsid="00289794"/>
    </style:style>
    <style:style style:name="T8" style:family="text">
      <style:text-properties officeooo:rsid="0028debe"/>
    </style:style>
    <style:style style:name="T9" style:family="text">
      <style:text-properties officeooo:rsid="002a1a16"/>
    </style:style>
    <style:style style:name="T10" style:family="text">
      <style:text-properties officeooo:rsid="002ba3a6"/>
    </style:style>
    <style:style style:name="T11" style:family="text">
      <style:text-properties officeooo:rsid="002bc91e"/>
    </style:style>
    <style:style style:name="T12" style:family="text">
      <style:text-properties officeooo:rsid="002c18be"/>
    </style:style>
    <style:style style:name="T13" style:family="text">
      <style:text-properties officeooo:rsid="002de298"/>
    </style:style>
    <style:style style:name="T14" style:family="text">
      <style:text-properties officeooo:rsid="002fa140"/>
    </style:style>
    <style:style style:name="T15" style:family="text">
      <style:text-properties style:text-underline-style="solid" style:text-underline-width="auto" style:text-underline-color="font-color" officeooo:rsid="003d2a08"/>
    </style:style>
    <style:style style:name="T16" style:family="text">
      <style:text-properties fo:font-size="15pt" style:text-underline-style="solid" style:text-underline-width="auto" style:text-underline-color="font-color" fo:font-weight="bold" officeooo:rsid="00316f65" style:font-size-asian="15pt" style:font-weight-asian="bold" style:font-size-complex="15pt" style:font-weight-complex="bold"/>
    </style:style>
    <style:style style:name="T17" style:family="text">
      <style:text-properties officeooo:rsid="003209d5"/>
    </style:style>
    <style:style style:name="T18" style:family="text">
      <style:text-properties officeooo:rsid="00329769"/>
    </style:style>
    <style:style style:name="T19" style:family="text">
      <style:text-properties officeooo:rsid="00345510"/>
    </style:style>
    <style:style style:name="T20" style:family="text">
      <style:text-properties officeooo:rsid="00354964"/>
    </style:style>
    <style:style style:name="T21" style:family="text">
      <style:text-properties officeooo:rsid="0038ef0d"/>
    </style:style>
    <style:style style:name="T22" style:family="text">
      <style:text-properties officeooo:rsid="003ac4d5"/>
    </style:style>
    <style:style style:name="T23" style:family="text">
      <style:text-properties officeooo:rsid="003c7f6d"/>
    </style:style>
    <style:style style:name="T24" style:family="text">
      <style:text-properties officeooo:rsid="003d2a08"/>
    </style:style>
    <style:style style:name="T25" style:family="text">
      <style:text-properties officeooo:rsid="003ebf44"/>
    </style:style>
    <style:style style:name="T26" style:family="text">
      <style:text-properties officeooo:rsid="004169d3"/>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unctional Specification Document </text:p>
      <text:p text:style-name="Text_20_body"/>
      <text:p text:style-name="P6"/>
      <text:p text:style-name="P6"/>
      <text:p text:style-name="P6"/>
      <text:p text:style-name="P4"/>
      <text:p text:style-name="P4"/>
      <text:p text:style-name="P5">Gluster Unified File and Object Storage</text:p>
      <text:p text:style-name="P4"/>
      <text:p text:style-name="P6"/>
      <text:p text:style-name="P6"/>
      <text:p text:style-name="P6"/>
      <text:p text:style-name="P6"/>
      <text:p text:style-name="P2"/>
      <text:p text:style-name="P4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text:p>
          </table:table-cell>
          <table:table-cell table:style-name="Table1.B1" office:value-type="string">
            <text:p text:style-name="P7">Author</text:p>
          </table:table-cell>
          <table:table-cell table:style-name="Table1.B1" office:value-type="string">
            <text:p text:style-name="P7">Comment</text:p>
          </table:table-cell>
          <table:table-cell table:style-name="Table1.D1" office:value-type="string">
            <text:p text:style-name="P7">Date</text:p>
          </table:table-cell>
        </table:table-row>
        <table:table-row table:style-name="Table1.1">
          <table:table-cell table:style-name="Table1.A2" office:value-type="string">
            <text:p text:style-name="P2">1.0</text:p>
          </table:table-cell>
          <table:table-cell table:style-name="Table1.B2" office:value-type="string">
            <text:p text:style-name="P3"><text:s text:c="8"/><text:span text:style-name="T2">Gaurav</text:span></text:p>
          </table:table-cell>
          <table:table-cell table:style-name="Table1.B2" office:value-type="string">
            <text:p text:style-name="P1"/>
          </table:table-cell>
          <table:table-cell table:style-name="Table1.D2" office:value-type="date" office:date-value="2011-06-24">
            <text:p text:style-name="P8">24/06/11</text:p>
          </table:table-cell>
        </table:table-row>
      </table:table>
      <text:p text:style-name="P42"/>
      <text:h text:style-name="P46" text:outline-level="1">Introduction</text:h>
      <text:p text:style-name="P37"><text:span text:style-name="T3">Objective of “Unified File and Object Storage” is to provide </text:span><text:span text:style-name="T4">object storage capability using Restfull </text:span></text:p>
      <text:p text:style-name="P38"><text:span text:style-name="T4">interface by </text:span><text:span text:style-name="T22">also </text:span><text:span text:style-name="T4">maintaining the namespace </text:span><text:span text:style-name="T5">to provide standard filesystem interface</text:span><text:span text:style-name="T4">, </text:span><text:span text:style-name="T5">that is we can access the data via Restfull APIs as well as standard mount point.</text:span><text:span text:style-name="T4"> </text:span><text:span text:style-name="T5">W</text:span><text:span text:style-name="T4">e will leverage the distribution capability of Glusterfs and standard Restfull interface of Open Stack Object Storage (Swift) to achieve this.</text:span></text:p>
      <text:p text:style-name="Bibliography_20_1"/>
      <text:h text:style-name="Heading_20_1" text:outline-level="1">Requirements</text:h>
      <text:p text:style-name="P24">Swift now has its own distribution and backend mechanism to store and retrieve the objects, they don't have any mechanism to maintain the namespace. We can use Glusterfs to provide distribution and backend capabilities to Swift by maintaining the namespace for <text:span text:style-name="T22">data stored.</text:span></text:p>
      <text:h text:style-name="Heading_20_1" text:outline-level="1">Product Description</text:h>
      <text:p text:style-name="P43"><text:span text:style-name="T26">OpenStack Object Storage (code-named Swift) is open source software for creating redundant, scalable object storage using clusters of standardized servers to store petabytes of accessible data. It is not a file system or real-time data storage system, but rather a long-term storage system for a more permanent type of static data that can be retrieved, leveraged, and then updated if necessary. Primary examples of data that best fit this type of storage model are virtual machine images, photo storage, email storage and backup archiving. Having no central "brain" or master point of control provides greater scalability, redundancy and permanence.</text:span></text:p>
      <text:p text:style-name="P43"><text:span text:style-name="T26">Objects are written to multiple hardware devices in the data center, with the OpenStack software responsible for ensuring data replication and integrity across the cluster. Storage clusters can scale horizontally by adding new nodes. Should a node fail, OpenStack works to replicate its content from other active nodes. Because OpenStack uses software logic to ensure data replication and distribution across different devices, inexpensive commodity hard drives and servers can be used in lieu of more expensive equipment.</text:span></text:p>
      <text:p text:style-name="P43"><text:span text:style-name="T26">We are going to replace distribution and scalability component of Swift with Glusterfs.T</text:span><text:span text:style-name="T6">here are five major components,</text:span></text:p>
      <text:p text:style-name="P25">1&gt;Proxy Server.</text:p>
      <text:p text:style-name="P25">2&gt;Auth Server.</text:p>
      <text:p text:style-name="P25">3&gt;Account Server.</text:p>
      <text:p text:style-name="P25">4&gt;Container Server.</text:p>
      <text:p text:style-name="P25">5&gt;Object Server.</text:p>
      <text:p text:style-name="P25">6&gt;Glusterfs.</text:p>
      <text:p text:style-name="P25"/>
      <text:p text:style-name="P25">1&gt;Proxy Server:-&gt;</text:p>
      <text:p text:style-name="P25">The Proxy Server is responsible for tying together the rest of the <text:s/>architecture. For each request, it will look up the location of the account, container, or object <text:s/>and route the request accordingly. The public API is also exposed through the Proxy Server.</text:p>
      <text:p text:style-name="P26">When objects are streamed to or from an object server, they are streamed directly through the proxy server to or from the user</text:p>
      <text:p text:style-name="P27"><text:soft-page-break/>2&gt;Auth Server:-&gt;</text:p>
      <text:p text:style-name="P11"><text:span text:style-name="T7">Auth Server is responsible for handling User authentication to restrict access for the accounts. Swift has token based authentication system</text:span><text:span text:style-name="T6">. </text:span><text:span text:style-name="T7">Each request should be accompanied with a valid token, tokens are generated based on admin key, username and password for the users. </text:span></text:p>
      <text:p text:style-name="P27"/>
      <text:p text:style-name="P11"><text:span text:style-name="T8">3&gt;Object</text:span><text:span text:style-name="T7"> Server:-&gt;</text:span></text:p>
      <text:p text:style-name="P11"><text:span text:style-name="T7">The Object Server is a blob storage server that can store, retrieve and delete objects stored on </text:span><text:span text:style-name="T8">Glusterfs volume</text:span><text:span text:style-name="T7">. Objects are stored as files on the filesystem with metadata stored in the file’s extended attributes (xattrs). This requires that the underlying filesystem choice for object servers support xattrs on files. Some filesystems, like ext3, have xattrs turned off by default.</text:span></text:p>
      <text:p text:style-name="P44"/>
      <text:p text:style-name="P28">Container Server:-&gt;</text:p>
      <text:p text:style-name="P19"><text:span text:style-name="T8">The Container Server’s primary job is to handle listings of objects. </text:span><text:span text:style-name="T9">Containers are analogous to folders in filesystem, but we can't create nested containers. Objects are identified by their keys in the container, container also store information like Object count, Total size etc. This metadata is stored as xattr of the container.</text:span></text:p>
      <text:p text:style-name="P29"/>
      <text:p text:style-name="P30">Account Server:-&gt;</text:p>
      <text:p text:style-name="P30">Account Server is simillar to container server, its job is to manage and list containers in the account, one account can have many containers in it, it also maintains metadata like Container coun<text:span text:style-name="T23">t</text:span>, total size etc. in xattr. Users are added to the account to give access for that account.</text:p>
      <text:p text:style-name="P30"/>
      <text:p text:style-name="P30">Glusterfs:-&gt;</text:p>
      <text:p text:style-name="P30">Glusterfs is the backend for for Swift, which will store objects in distributed filesystem environment and also maintain the namespace, we will be using Fuse mount <text:s/>to store and retrieve data on Glusterfs.</text:p>
      <text:p text:style-name="P30"><draw:g text:anchor-type="paragraph" draw:z-index="1" draw:style-name="gr1"><draw:custom-shape draw:style-name="gr4" draw:text-style-name="P47" svg:width="9.378cm" svg:height="1.161cm" svg:x="3.456cm" svg:y="1.214cm"><text:p text:style-name="P48"><text:span text:style-name="T28">Account</text:span></text:p><draw:enhanced-geometry svg:viewBox="0 0 21600 21600" draw:type="rectangle" draw:enhanced-path="M 0 0 L 21600 0 21600 21600 0 21600 0 0 Z N"/></draw:custom-shape><draw:custom-shape draw:style-name="gr4" draw:text-style-name="P47" svg:width="3.948cm" svg:height="0.581cm" svg:x="0.002cm" svg:y="3.692cm"><text:p text:style-name="P48"><text:span text:style-name="T28">Container1</text:span></text:p><draw:enhanced-geometry svg:viewBox="0 0 21600 21600" draw:type="rectangle" draw:enhanced-path="M 0 0 L 21600 0 21600 21600 0 21600 0 0 Z N"/></draw:custom-shape><draw:custom-shape draw:style-name="gr4" draw:text-style-name="P47" svg:width="3.948cm" svg:height="0.581cm" svg:x="11.554cm" svg:y="3.682cm"><text:p text:style-name="P48"><text:span text:style-name="T28">Containern</text:span></text:p><draw:enhanced-geometry svg:viewBox="0 0 21600 21600" draw:type="rectangle" draw:enhanced-path="M 0 0 L 21600 0 21600 21600 0 21600 0 0 Z N"/></draw:custom-shape><draw:custom-shape draw:style-name="gr4" draw:text-style-name="P47" svg:width="3.948cm" svg:height="0.581cm" svg:x="5.036cm" svg:y="3.692cm"><text:p text:style-name="P48"><text:span text:style-name="T28">Container2</text:span></text:p><draw:enhanced-geometry svg:viewBox="0 0 21600 21600" draw:type="rectangle" draw:enhanced-path="M 0 0 L 21600 0 21600 21600 0 21600 0 0 Z N"/></draw:custom-shape><draw:custom-shape draw:style-name="gr4" draw:text-style-name="P47" svg:width="3.95cm" svg:height="0.581cm" svg:x="4.937cm" svg:y="5.47cm"><text:p text:style-name="P48"><text:span text:style-name="T28">Object2</text:span></text:p><draw:enhanced-geometry svg:viewBox="0 0 21600 21600" draw:type="rectangle" draw:enhanced-path="M 0 0 L 21600 0 21600 21600 0 21600 0 0 Z N"/></draw:custom-shape><draw:custom-shape draw:style-name="gr4" draw:text-style-name="P47" svg:width="3.948cm" svg:height="0.581cm" svg:x="0.002cm" svg:y="5.47cm"><text:p text:style-name="P48"><text:span text:style-name="T28">Object1</text:span></text:p><draw:enhanced-geometry svg:viewBox="0 0 21600 21600" draw:type="rectangle" draw:enhanced-path="M 0 0 L 21600 0 21600 21600 0 21600 0 0 Z N"/></draw:custom-shape><draw:custom-shape draw:style-name="gr4" draw:text-style-name="P47" svg:width="3.948cm" svg:height="0.581cm" svg:x="10.367cm" svg:y="5.431cm"><text:p text:style-name="P48"><text:span text:style-name="T28">Objectn</text:span></text:p><draw:enhanced-geometry svg:viewBox="0 0 21600 21600" draw:type="rectangle" draw:enhanced-path="M 0 0 L 21600 0 21600 21600 0 21600 0 0 Z N"/></draw:custom-shape><draw:line draw:style-name="gr6" draw:text-style-name="P47" svg:x1="7.405cm" svg:y1="2.376cm" svg:x2="7.405cm" svg:y2="3.343cm"><text:p/></draw:line><draw:line draw:style-name="gr7" draw:text-style-name="P47" svg:x1="1.485cm" svg:y1="3.303cm" svg:x2="13.823cm" svg:y2="3.303cm"><text:p/></draw:line><draw:line draw:style-name="gr6" draw:text-style-name="P47" svg:x1="1.485cm" svg:y1="3.342cm" svg:x2="1.485cm" svg:y2="3.729cm"><text:p/></draw:line><draw:line draw:style-name="gr6" draw:text-style-name="P47" svg:x1="6.912cm" svg:y1="3.342cm" svg:x2="6.912cm" svg:y2="3.729cm"><text:p/></draw:line><draw:line draw:style-name="gr6" draw:text-style-name="P47" svg:x1="13.821cm" svg:y1="3.342cm" svg:x2="13.821cm" svg:y2="3.729cm"><text:p/></draw:line><draw:line draw:style-name="gr7" draw:text-style-name="P47" svg:x1="1.976cm" svg:y1="4.89cm" svg:x2="12.34cm" svg:y2="4.89cm"><text:p/></draw:line><draw:line draw:style-name="gr6" draw:text-style-name="P47" svg:x1="1.976cm" svg:y1="4.89cm" svg:x2="1.976cm" svg:y2="5.47cm"><text:p/></draw:line><draw:line draw:style-name="gr6" draw:text-style-name="P47" svg:x1="6.418cm" svg:y1="4.89cm" svg:x2="6.418cm" svg:y2="5.47cm"><text:p/></draw:line><draw:line draw:style-name="gr6" draw:text-style-name="P47" svg:x1="12.34cm" svg:y1="4.89cm" svg:x2="12.34cm" svg:y2="5.47cm"><text:p/></draw:line><draw:line draw:style-name="gr6" draw:text-style-name="P47" svg:x1="2.471cm" svg:y1="4.311cm" svg:x2="2.471cm" svg:y2="4.891cm"><text:p/></draw:line></draw:g></text:p>
      <text:p text:style-name="P30"/>
      <text:p text:style-name="P27"/>
      <text:p text:style-name="P9"/>
      <text:p text:style-name="P9"/>
      <text:p text:style-name="P9"/>
      <text:p text:style-name="P9"/>
      <text:p text:style-name="P9"/>
      <text:p text:style-name="P9"/>
      <text:p text:style-name="P9"/>
      <text:p text:style-name="P31"><text:s text:c="37"/><text:span text:style-name="T15">Data hierarchy</text:span></text:p>
      <text:p text:style-name="P32"><text:span text:style-name="T24">Single account can </text:span><text:span text:style-name="T25">store multiple</text:span><text:span text:style-name="T24"> containers, </text:span><text:span text:style-name="T25">single </text:span><text:span text:style-name="T24">container can </text:span><text:span text:style-name="T25">store multiple</text:span><text:span text:style-name="T24"> objects, nested containers are not allowed.</text:span></text:p>
      <text:p text:style-name="P31"/>
      <text:p text:style-name="P31"><text:soft-page-break/>Architectural Overview:-&gt;</text:p>
      <text:p text:style-name="P15">Each Glustefs node in the cluster will have Proxy server, Object server, Container serner, Account server and Auth server running on it.</text:p>
      <text:p text:style-name="P12"><text:span text:style-name="T10">Proxy server will expose the public API and accept the requests from applications, job </text:span><text:span text:style-name="T11">of </text:span><text:span text:style-name="T10">proxy server is to accept the request authenticate it and pass it </text:span><text:span text:style-name="T11">to </text:span><text:span text:style-name="T10">the local account/container/object server, get the response from respective server and send it back to the application.</text:span></text:p>
      <text:p text:style-name="P15">Account server will handle the account related requests, account is mapped to the Glusterfs volume, we will have Glusterfs volume with the same name as account mounted on the local system, whatever data stored in the that account will be managed by respective Glusterfs volume.</text:p>
      <text:p text:style-name="P12"><text:span text:style-name="T10">Container server will handle the container related requests, containers are directly mapped to the folders inside account or Glusterfs volume, there can be many containers in single account, container server serves the list of objects </text:span><text:span text:style-name="T11">in it. It will support various list parameters to list objects like in nested directory structure.</text:span></text:p>
      <text:p text:style-name="P16">Object server will handle the object related request<text:span text:style-name="T24">s</text:span>, objects are stored inside container and identified by the key, object name can have '/' in it, we build nested directory structure using object keys including '/'. Object could be of any size. Objects can't be modified we can either GET or PUT the object. PUT will override the existing object.</text:p>
      <text:p text:style-name="P13"><text:span text:style-name="T11">These </text:span><text:span text:style-name="T14">ids </text:span><text:span text:style-name="T11">list of </text:span><text:span text:style-name="T14">Restfull </text:span><text:span text:style-name="T11">APIs we support on account, container and objects,</text:span></text:p>
      <text:p text:style-name="P16">1&gt;PUT:-&gt;</text:p>
      <text:p text:style-name="P16">Store new account, container or object.</text:p>
      <text:p text:style-name="P16">2&gt;GET:-&gt;</text:p>
      <text:p text:style-name="P16">Retrieve object data in case of objects, retrieve list of object keys in case of container and retrieve list of containers in case of account. Also it will retrieve metadata for all.</text:p>
      <text:p text:style-name="P16">3&gt;HEAD:-&gt;</text:p>
      <text:p text:style-name="P16">Retrive metadata for account, container and object.</text:p>
      <text:p text:style-name="P16">4&gt;POST:-&gt;</text:p>
      <text:p text:style-name="P16">Store metadata for account, container and object.</text:p>
      <text:p text:style-name="P13"><text:span text:style-name="T13">5&gt;</text:span><text:span text:style-name="T11">DELETE:-&gt;</text:span></text:p>
      <text:p text:style-name="P13"><text:span text:style-name="T11">Delete object, delete container if its empty, </text:span><text:span text:style-name="T12">delete acocunt if its empty.</text:span></text:p>
      <text:p text:style-name="P17">6&gt;COPY:-&gt;</text:p>
      <text:p text:style-name="P14"><text:span text:style-name="T13">Copy object from source to destination, only supported for objects. </text:span><text:span text:style-name="T14">Its usefull in storing same object in different containers, without need to send PUT for each container.</text:span></text:p>
      <text:p text:style-name="P10"/>
      <text:p text:style-name="P20"/>
      <text:p text:style-name="P9"/>
      <text:p text:style-name="P9"/>
      <text:p text:style-name="P9"/>
      <text:p text:style-name="P9"/>
      <text:p text:style-name="P9"/>
      <text:p text:style-name="P9"><draw:g text:anchor-type="paragraph" draw:z-index="0" draw:style-name="gr1"><draw:g draw:style-name="gr2"><draw:custom-shape draw:style-name="gr3" draw:text-style-name="P47" svg:width="13.078cm" svg:height="14.001cm" svg:x="4.158cm" svg:y="0.404cm"><text:p/><draw:enhanced-geometry svg:viewBox="0 0 21600 21600" draw:type="rectangle" draw:enhanced-path="M 0 0 L 21600 0 21600 21600 0 21600 0 0 Z N"/></draw:custom-shape><draw:custom-shape draw:style-name="gr4" draw:text-style-name="P49" svg:width="3.433cm" svg:height="4.802cm" svg:x="4.158cm" svg:y="5.458cm"><text:p text:style-name="P48"><text:span text:style-name="T27">Proxy Server</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49" svg:width="2.617cm" svg:height="4.298cm" svg:x="8.896cm" svg:y="0.908cm"><text:p text:style-name="P48"><text:span text:style-name="T27">Object Server</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49" svg:width="2.617cm" svg:height="4.298cm" svg:x="8.896cm" svg:y="10.007cm"><text:p text:style-name="P48"><text:span text:style-name="T27">Account Server</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49" svg:width="2.617cm" svg:height="4.298cm" svg:x="8.896cm" svg:y="5.458cm"><text:p text:style-name="P48"><text:span text:style-name="T27">Container Server</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49" svg:width="3.596cm" svg:height="3.791cm" svg:x="12.496cm" svg:y="5.458cm"><text:p text:style-name="P48"><text:span text:style-name="T27">Glusterfs Volume</text:span></text:p><draw:enhanced-geometry svg:viewBox="0 0 21600 21600" draw:type="rectangle" draw:enhanced-path="M 0 0 L 21600 0 21600 21600 0 21600 0 0 Z N"/></draw:custom-shape><draw:line draw:style-name="gr5" draw:text-style-name="P47" svg:x1="6.446cm" svg:y1="5.964cm" svg:x2="9.388cm" svg:y2="4.195cm"><text:p/></draw:line><draw:line draw:style-name="gr5" draw:text-style-name="P47" svg:x1="6.772cm" svg:y1="8.996cm" svg:x2="9.714cm" svg:y2="10.765cm"><text:p/></draw:line><draw:line draw:style-name="gr5" draw:text-style-name="P47" svg:x1="7.753cm" svg:y1="7.733cm" svg:x2="8.897cm" svg:y2="7.733cm"><text:p/></draw:line><draw:line draw:style-name="gr5" draw:text-style-name="P47" svg:x1="11.186cm" svg:y1="3.436cm" svg:x2="12.984cm" svg:y2="5.205cm"><text:p/></draw:line><draw:line draw:style-name="gr5" draw:text-style-name="P47" svg:x1="11.512cm" svg:y1="12.281cm" svg:x2="13.637cm" svg:y2="9.249cm"><text:p/></draw:line><draw:line draw:style-name="gr5" draw:text-style-name="P47" svg:x1="11.512cm" svg:y1="7.48cm" svg:x2="12.493cm" svg:y2="7.48cm"><text:p/></draw:line><draw:custom-shape draw:style-name="gr4" draw:text-style-name="P49" svg:width="3.761cm" svg:height="2.022cm" svg:x="0.397cm" svg:y="2.173cm"><text:p text:style-name="P48"><text:span text:style-name="T27">Restfull Interfac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49" svg:width="3.924cm" svg:height="2.527cm" svg:x="0.235cm" svg:y="9.502cm"><text:p text:style-name="P48"><text:span text:style-name="T27">Filesystem Interfac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draw:style-name="gr2"><draw:custom-shape draw:style-name="gr4" draw:text-style-name="P49" svg:width="4cm" svg:height="3.001cm" svg:x="4.236cm" svg:y="1.404cm"><text:p text:style-name="P48"><text:span text:style-name="T27">Auth Serve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47" svg:x1="5.735cm" svg:y1="3.905cm" svg:x2="5.735cm" svg:y2="5.905cm"><text:p/></draw:line></draw:g></draw:g><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58"/><text:span text:style-name="T16">Single Gluerfs Node.</text:span></text:p>
      <text:h text:style-name="Heading_20_1" text:outline-level="1">Key Deliverables</text:h>
      <text:p text:style-name="P40">Right now Swift is tightly integrated with their distribution component “Ring” and its account server, container server and object server are not designed to store data in nested filesystem structure of files and directories, they use sqlite db files to manage accounts and containers and use files to store objects.</text:p>
      <text:p text:style-name="P40">Objects are stored in hashed path with timestamp. So </text:p>
      <text:p text:style-name="P40"/>
      <text:p text:style-name="P40">1&gt;Get rid of Ring and bring in intelligence in proxy server to forward request to the local servers.</text:p>
      <text:p text:style-name="P40"/>
      <text:p text:style-name="P40">2&gt;Modify account and container servers to map account/container to the directory and get rid of all database management to store meatadat, store metadata as xattr for directories.</text:p>
      <text:p text:style-name="P40"/>
      <text:p text:style-name="P40">3&gt;Modify Object server to store objects with same filename in the filesystem hierarchy to maintain namespace.</text:p>
      <text:p text:style-name="P40"/>
      <text:p text:style-name="P41">4&gt;Handle account creation based on the availability of Glusterfs volume and mount point.</text:p>
      <text:p text:style-name="P41"/>
      <text:p text:style-name="P45">5&gt;Create rpm package to do swift installation and copy necessary config files.</text:p>
      <text:h text:style-name="Heading_20_1" text:outline-level="1"><text:soft-page-break/>Key Dependencies / Risks</text:h>
      <text:p text:style-name="P33">Testing with the standard Swift compatible applications will be the key, we need to identify such applications and certfy against them.</text:p>
      <text:p text:style-name="P34">Check for S3 compatibility is also critical.</text:p>
      <text:h text:style-name="Heading_20_1" text:outline-level="1">Design Trade-offs and Considerations</text:h>
      <text:p text:style-name="P21"><text:span text:style-name="T17">Proxy server could be the bottleneck since all the traffic will go through it, </text:span><text:span text:style-name="T18">we can </text:span><text:span text:style-name="T17">configure two or more proxies is to have one external VIP that load balances across all of the proxy nodes </text:span><text:span text:style-name="T18">in our cluster.</text:span></text:p>
      <text:p text:style-name="P35">Using fuse mount will add extra overhead, we can use glusterfs client as interface between swift servers and glusterfs servers.</text:p>
      <text:p text:style-name="P22"><text:span text:style-name="T19">We can bring in the intelligence on locality of data so that the request will always get served from the local </text:span><text:span text:style-name="T20">storage.</text:span></text:p>
      <text:h text:style-name="Heading_20_1" text:outline-level="1">Related Documentation</text:h>
      <text:p text:style-name="P23"><text:a xlink:type="simple" xlink:href="http://swift.openstack.org/overview_architecture.html"><text:span text:style-name="T21">http://swift.openstack.org/overview_architecture.html</text:span></text:a></text:p>
      <text:p text:style-name="P23"><text:a xlink:type="simple" xlink:href="http://swift.openstack.org/development_saio.html"><text:span text:style-name="T21">http://swift.openstack.org/development_saio.html</text:span></text:a></text:p>
      <text:p text:style-name="P23"><text:a xlink:type="simple" xlink:href="http://docs.openstack.org/bexar/openstack-object-storage/admin/content/"><text:span text:style-name="T21">http://docs.openstack.org/bexar/openstack-object-storage/admin/content/</text:span></text:a></text:p>
      <text:p text:style-name="P3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struction_20_2" style:display-name="Instruction 2" style:family="paragraph">
      <style:paragraph-properties fo:margin-left="1.524cm" fo:margin-right="0cm" fo:margin-top="0cm" fo:margin-bottom="0.106cm" fo:text-indent="0.002cm" style:auto-text-indent="false" style:text-autospace="none"/>
      <style:text-properties style:font-name="Arial" fo:font-size="10pt" fo:language="en" fo:country="US" fo:font-style="italic" style:language-asian="en" style:country-asian="US" style:font-name-complex="Arial" style:font-size-complex="10pt" style:font-style-complex="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ff0000"/>
    </style:style>
    <style:page-layout style:name="Mpm1">
      <style:page-layout-properties fo:page-width="21.59cm" fo:page-height="27.94cm" style:num-format="1" style:print-orientation="portrait" fo:margin-top="2cm" fo:margin-bottom="0.01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luster, Inc.<text:tab/><text:span text:style-name="MT1">Confidential / Internal Use Only</text:span><text:tab/>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6T13:19:01.68</meta:creation-date>
    <dc:date>2011-06-24T10:15:55</dc:date>
    <meta:editing-duration>PT28H00M01S</meta:editing-duration>
    <meta:editing-cycles>281</meta:editing-cycles>
    <meta:generator>OpenOffice.org/3.2$Unix OpenOffice.org_project/320m19$Build-9505</meta:generator>
    <dc:creator>Gaurav </dc:creator>
    <meta:document-statistic meta:table-count="1" meta:image-count="0" meta:object-count="0" meta:page-count="6" meta:paragraph-count="79" meta:word-count="1282" meta:character-count="8435"/>
  </office:meta>
</office:document-meta>
</file>